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3252" officeooo:paragraph-rsid="000a3252" style:font-size-asian="15pt" style:font-size-complex="15pt"/>
    </style:style>
    <style:style style:name="P2" style:family="paragraph" style:parent-style-name="Standard">
      <style:text-properties fo:font-size="15pt" officeooo:rsid="000e78fe" officeooo:paragraph-rsid="000e78fe" style:font-size-asian="15pt" style:font-size-complex="15pt"/>
    </style:style>
    <style:style style:name="P3" style:family="paragraph" style:parent-style-name="Standard">
      <style:text-properties fo:font-size="15pt" officeooo:rsid="000fb94b" officeooo:paragraph-rsid="000fb94b" style:font-size-asian="15pt" style:font-size-complex="15pt"/>
    </style:style>
    <style:style style:name="P4" style:family="paragraph" style:parent-style-name="Standard">
      <style:text-properties fo:font-size="15pt" officeooo:rsid="0010bf2f" officeooo:paragraph-rsid="0010bf2f" style:font-size-asian="15pt" style:font-size-complex="15pt"/>
    </style:style>
    <style:style style:name="P5" style:family="paragraph" style:parent-style-name="Standard">
      <style:text-properties fo:font-size="15pt" officeooo:rsid="0014a8fb" officeooo:paragraph-rsid="0014a8fb" style:font-size-asian="15pt" style:font-size-complex="15pt"/>
    </style:style>
    <style:style style:name="P6" style:family="paragraph" style:parent-style-name="Standard">
      <style:text-properties fo:font-size="15pt" officeooo:rsid="0017daf5" officeooo:paragraph-rsid="0017daf5" style:font-size-asian="15pt" style:font-size-complex="15pt"/>
    </style:style>
    <style:style style:name="P7" style:family="paragraph" style:parent-style-name="Standard">
      <style:text-properties fo:font-size="15pt" officeooo:rsid="00184362" officeooo:paragraph-rsid="00184362" style:font-size-asian="15pt" style:font-size-complex="15pt"/>
    </style:style>
    <style:style style:name="T1" style:family="text">
      <style:text-properties officeooo:rsid="000d2df0"/>
    </style:style>
    <style:style style:name="T2" style:family="text">
      <style:text-properties officeooo:rsid="0011a792"/>
    </style:style>
    <style:style style:name="T3" style:family="text">
      <style:text-properties officeooo:rsid="0011ae28"/>
    </style:style>
    <style:style style:name="T4" style:family="text">
      <style:text-properties officeooo:rsid="0014ec93"/>
    </style:style>
    <style:style style:name="T5" style:family="text">
      <style:text-properties officeooo:rsid="0015e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6 回顾</text:p>
      <text:p text:style-name="P1">文件　<text:span text:style-name="T1">File <text:s/></text:span></text:p>
      <text:p text:style-name="P1">存储的信息会转换为字节串　自己定义格式　</text:p>
      <text:p text:style-name="P1">二进制文件</text:p>
      <text:p text:style-name="P1">‘<text:span text:style-name="T1">b’</text:span></text:p>
      <text:p text:style-name="P3">文本　声音　图像等都可以存储</text:p>
      <text:p text:style-name="P4">（直接字节数据）</text:p>
      <text:p text:style-name="P1">文本文件</text:p>
      <text:p text:style-name="P1">‘<text:span text:style-name="T1">t’</text:span></text:p>
      <text:p text:style-name="P1"><text:span text:style-name="T3">（</text:span>自动<text:span text:style-name="T2">把字节数据进行解码和编码成为字符串，换行符会自动转换为’\n’）</text:span></text:p>
      <text:p text:style-name="P2">写入文件</text:p>
      <text:p text:style-name="P2">‘w’</text:p>
      <text:p text:style-name="P2"/>
      <text:p text:style-name="P5"><text:span text:style-name="T4">１，</text:span>打开　</text:p>
      <text:p text:style-name="P5"><text:span text:style-name="T4">２，</text:span>读<text:span text:style-name="T5">／</text:span>写　<text:span text:style-name="T5">　　open(‘xxxx.txt’,’r+b’) <text:s/>又读又写　但不建议</text:span></text:p>
      <text:p text:style-name="P6">f.read([n])/readline()/readlines() /write(字符或字符串)/writelines </text:p>
      <text:p text:style-name="P5"><text:span text:style-name="T4">３，</text:span>关闭　</text:p>
      <text:p text:style-name="P6">F.close()</text:p>
      <text:p text:style-name="P6"/>
      <text:p text:style-name="P7">在二进制中</text:p>
      <text:p text:style-name="P7">f.seek(偏移量，相对位置）</text:p>
      <text:p text:style-name="P7">f.tell() 返回当前文件流的读写位置</text:p>
      <text:p text:style-name="P7">f.flush() 清缓冲区　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8:54:45.709065918</meta:creation-date>
    <dc:date>2018-08-23T09:20:49.088871149</dc:date>
    <meta:editing-duration>PT15M4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58" meta:character-count="294" meta:non-whitespace-character-count="273"/>
  </office:meta>
</office:document-meta>
</file>